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5472in" fo:margin-left="0.2958in" fo:margin-top="0in" fo:margin-bottom="0in" table:align="left" style:writing-mode="lr-tb"/>
    </style:style>
    <style:style style:name="Table1.A" style:family="table-column">
      <style:table-column-properties style:column-width="1.3535in"/>
    </style:style>
    <style:style style:name="Table1.B" style:family="table-column">
      <style:table-column-properties style:column-width="0.2903in"/>
    </style:style>
    <style:style style:name="Table1.C" style:family="table-column">
      <style:table-column-properties style:column-width="3.903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style:min-row-height="0.3313in" fo:keep-together="auto"/>
    </style:style>
    <style:style style:name="Table1.A6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P1" style:family="paragraph" style:parent-style-name="Body_20_Text_20_2">
      <style:text-properties style:font-name="TH Sarabun New" fo:font-size="26pt" officeooo:rsid="0006bbf9" officeooo:paragraph-rsid="00068fda" style:font-size-asian="26pt" style:font-name-complex="TH Sarabun New" style:font-size-complex="26pt"/>
    </style:style>
    <style:style style:name="P2" style:family="paragraph" style:parent-style-name="Body_20_Text_20_2">
      <style:paragraph-properties fo:line-height="100%"/>
      <style:text-properties style:font-name="TH Sarabun New" fo:font-size="26pt" officeooo:paragraph-rsid="00068fda" style:font-size-asian="26pt" style:font-name-complex="TH Sarabun New" style:font-size-complex="26pt" style:language-complex="th" style:country-complex="TH"/>
    </style:style>
    <style:style style:name="P3" style:family="paragraph" style:parent-style-name="Body_20_Text_20_2">
      <style:paragraph-properties fo:line-height="100%"/>
      <style:text-properties style:font-name="TH Sarabun New" fo:font-size="26pt" officeooo:paragraph-rsid="00068fda" style:font-size-asian="26pt" style:font-name-complex="TH Sarabun New" style:font-size-complex="26pt"/>
    </style:style>
    <style:style style:name="P4" style:family="paragraph" style:parent-style-name="Body_20_Text_20_2">
      <style:text-properties style:font-name="TH Sarabun New" fo:font-size="26pt" officeooo:paragraph-rsid="00068fda" style:font-size-asian="26pt" style:font-name-complex="TH Sarabun New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TH Sarabun New" fo:font-size="16pt" officeooo:paragraph-rsid="00068fda" style:font-size-asian="16pt" style:font-name-complex="TH Sarabun New" style:font-size-complex="16pt"/>
    </style:style>
    <style:style style:name="P6" style:family="paragraph" style:parent-style-name="Standard">
      <style:text-properties style:font-name="TH Sarabun New" fo:font-size="16pt" officeooo:paragraph-rsid="00068fda" style:font-size-asian="16pt" style:font-name-complex="TH Sarabun New" style:font-size-complex="16pt"/>
    </style:style>
    <style:style style:name="P7" style:family="paragraph" style:parent-style-name="Standard">
      <style:text-properties style:font-name="TH Sarabun New" fo:font-size="26pt" officeooo:paragraph-rsid="00068fda" style:font-size-asian="26pt" style:font-name-complex="TH Sarabun New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TH Sarabun New" officeooo:paragraph-rsid="00068fda" style:font-name-complex="TH Sarabun New"/>
    </style:style>
    <style:style style:name="P9" style:family="paragraph" style:parent-style-name="Standard">
      <style:text-properties style:font-name="TH Sarabun New" officeooo:paragraph-rsid="00068fda" style:font-name-complex="TH Sarabun New"/>
    </style:style>
    <style:style style:name="P10" style:family="paragraph" style:parent-style-name="Normal2">
      <style:text-properties style:font-name="TH Sarabun New" fo:font-size="16pt" officeooo:rsid="0006cc99" officeooo:paragraph-rsid="00068fda" style:font-size-asian="16pt" style:font-name-complex="TH Sarabun New" style:font-size-complex="16pt"/>
    </style:style>
    <style:style style:name="P11" style:family="paragraph" style:parent-style-name="Normal2">
      <style:text-properties style:font-name="TH Sarabun New" fo:font-size="16pt" officeooo:paragraph-rsid="00068fda" style:font-size-asian="16pt" style:font-name-complex="TH Sarabun New" style:font-size-complex="16pt"/>
    </style:style>
    <style:style style:name="P12" style:family="paragraph" style:parent-style-name="Normal2">
      <style:paragraph-properties fo:text-align="center" style:justify-single-word="false"/>
      <style:text-properties style:font-name="TH Sarabun New" fo:font-size="16pt" fo:font-weight="bold" officeooo:paragraph-rsid="00068fda" style:font-size-asian="16pt" style:font-weight-asian="bold" style:font-name-complex="TH Sarabun New" style:font-size-complex="16pt" style:font-weight-complex="bold"/>
    </style:style>
    <style:style style:name="P13" style:family="paragraph" style:parent-style-name="Normal2">
      <style:paragraph-properties fo:margin-left="0in" fo:margin-right="0in" fo:text-indent="0.0228in" style:auto-text-indent="false"/>
      <style:text-properties style:font-name="TH Sarabun New" fo:font-size="16pt" officeooo:paragraph-rsid="00068fda" style:font-size-asian="16pt" style:font-name-complex="TH Sarabun New" style:font-size-complex="16pt"/>
    </style:style>
    <style:style style:name="T1" style:family="text">
      <style:text-properties style:language-complex="th" style:country-complex="TH"/>
    </style:style>
    <style:style style:name="T2" style:family="text">
      <style:text-properties officeooo:rsid="0006bbf9" style:language-complex="th" style:country-complex="TH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6bbf9" style:language-complex="th" style:country-complex="TH"/>
    </style:style>
    <style:style style:name="T5" style:family="text">
      <style:text-properties officeooo:rsid="0006cc99"/>
    </style:style>
    <style:style style:name="T6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แอพพูดสื่อใจ</text:p>
      <text:p text:style-name="P7"/>
      <text:p text:style-name="P7"/>
      <text:p text:style-name="P7"/>
      <text:p text:style-name="P7"/>
      <text:p text:style-name="P7"/>
      <text:p text:style-name="P4"><text:span text:style-name="T1">นางสาว</text:span><text:span text:style-name="T2">นัฐฑริกา ชีพันดุง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โครงงานนี้เป็นส่วนหนึ่งของการศึกษาหลักสูตรวิทยาศาสตรบัณฑิต </text:p>
      <text:p text:style-name="P2">สาขาวิทยาการคอมพิวเตอร์ </text:p>
      <text:p text:style-name="P2">ภาควิชาคณิตศาสตร์ สถิติ และคอมพิวเตอร์ </text:p>
      <text:p text:style-name="P2"><text:soft-page-break/>คณะวิทยาศาสตร์ มหาวิทยาลัยอุบลราชธานี</text:p>
      <text:p text:style-name="P3"><text:span text:style-name="T1">ปีการศึกษา </text:span>25<text:span text:style-name="T3">5</text:span><text:span text:style-name="T4">9</text:span></text:p>
      <text:p text:style-name="P2">ลิขสิทธิ์ของมหาวิทยาลัยอุบลราชธานี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โครงงาน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10">แอพพูดสื่อใจ</text:p>
            <text:p text:style-name="P11">ชื่อโครงงานภาษาอังกฤษ</text:p>
          </table:table-cell>
        </table:table-row>
        <table:table-row table:style-name="Table1.1">
          <table:table-cell table:style-name="Table1.A1" office:value-type="string">
            <text:p text:style-name="P13">โดย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11">นางสาว<text:span text:style-name="T5">นัฐฑริกา ชีพันดุง</text:span></text:p>
          </table:table-cell>
        </table:table-row>
        <table:table-row table:style-name="Table1.1">
          <table:table-cell table:style-name="Table1.A1" office:value-type="string">
            <text:p text:style-name="P13">อาจารย์ที่ปรึกษา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10">ดร.เกรียงศักดิ์ ตรีประพิณ</text:p>
          </table:table-cell>
        </table:table-row>
        <table:table-row table:style-name="Table1.1">
          <table:table-cell table:style-name="Table1.A1" office:value-type="string">
            <text:p text:style-name="P13">ระดับการศึกษา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11">วิทยาศาสตรบัณฑิต สาขาวิทยาการคอมพิวเตอร์</text:p>
          </table:table-cell>
        </table:table-row>
        <table:table-row table:style-name="Table1.5">
          <table:table-cell table:style-name="Table1.A1" office:value-type="string">
            <text:p text:style-name="P13">ปีการศึกษา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11">255<text:span text:style-name="T5">9</text:span></text:p>
          </table:table-cell>
        </table:table-row>
        <table:table-row table:style-name="Table1.5">
          <table:table-cell table:style-name="Table1.A6" office:value-type="string">
            <text:p text:style-name="P13"/>
          </table:table-cell>
          <table:table-cell table:style-name="Table1.A6" office:value-type="string">
            <text:p text:style-name="P11"/>
          </table:table-cell>
          <table:table-cell table:style-name="Table1.A6" office:value-type="string">
            <text:p text:style-name="P11"/>
          </table:table-cell>
        </table:table-row>
      </table:table>
      <text:p text:style-name="P9"/>
      <text:p text:style-name="P12">ได้รับการพิจารณาให้เป็นส่วนหนึ่งของการศึกษา</text:p>
      <text:p text:style-name="P12">ตามหลักสูตรวิทยาศาสตรบัณฑิต สาขาวิทยาการคอมพิวเตอร์</text:p>
      <text:p text:style-name="P12">คณะกรรมการสอบประเมินความรู้โครงงานคอมพิวเตอร์</text:p>
      <text:p text:style-name="P6"/>
      <text:p text:style-name="P8"><text:line-break/>.<text:span text:style-name="T6">................................................................................ <text:s text:c="2"/>อาจารย์ที่ปรึกษา</text:span></text:p>
      <text:p text:style-name="P5">(<text:span text:style-name="T5">ดร.เกรียงศักดิ์ ตรีประพิณ</text:span>)<text:line-break/><text:line-break/>.......................................................................................... <text:s/>กรรมการ<text:line-break/>(<text:span text:style-name="T5">ดร.วิชิต สมบัติ</text:span>)<text:line-break/><text:line-break/>.......................................................................................... <text:s/>กรรมการ<text:line-break/>(<text:span text:style-name="T5">ผศ.ชยาพร แก่นสาร์</text:span>)<text:line-break/><text:line-break/>...............................................................................หัวหน้าภาค<text:soft-page-break/>วิชา <text:s/></text:p>
      <text:p text:style-name="P5">(<text:span text:style-name="T5">ดร.วิชิต สมบัติ</text:span>)</text:p>
      <text:p text:style-name="P5"/>
      <text:p text:style-name="P5"/>
      <text:p text:style-name="P5">วันที่............/............/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Text_20_2" style:display-name="Body Text 2" style:family="paragraph" style:parent-style-name="Standard" style:default-outline-level="">
      <style:paragraph-properties fo:line-height="150%" fo:text-align="center" style:justify-single-word="false"/>
      <style:text-properties fo:text-transform="uppercase" fo:font-size="24pt" fo:language="en" fo:country="GB" style:font-size-asian="24pt" style:font-size-complex="24pt" style:language-complex="ar" style:country-complex="SA"/>
    </style:style>
    <style:style style:name="Normal2" style:family="paragraph" style:parent-style-name="Standard" style:default-outline-level="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7:18:13.683540809</meta:creation-date>
    <dc:date>2017-06-19T17:19:10.793859302</dc:date>
    <meta:editing-duration>P0D</meta:editing-duration>
    <meta:editing-cycles>1</meta:editing-cycles>
    <meta:document-statistic meta:table-count="1" meta:image-count="0" meta:object-count="0" meta:page-count="3" meta:paragraph-count="31" meta:word-count="413" meta:character-count="962" meta:non-whitespace-character-count="928"/>
    <meta:generator>LibreOffice/4.2.8.2$Linux_X86_64 LibreOffice_project/420m0$Build-2</meta:generator>
  </office:meta>
</office:document-meta>
</file>